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roc_bind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0.5332" calcext:value-type="float">
            <text:p>0.5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0.5336" calcext:value-type="float">
            <text:p>0.5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0.5348" calcext:value-type="float">
            <text:p>0.5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0.5368" calcext:value-type="float">
            <text:p>0.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0.5343" calcext:value-type="float">
            <text:p>0.5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54" calcext:value-type="float">
            <text:p>0.5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33" calcext:value-type="float">
            <text:p>0.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25" calcext:value-type="float">
            <text:p>0.5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44" calcext:value-type="float">
            <text:p>0.5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27" calcext:value-type="float">
            <text:p>0.5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5325" calcext:value-type="float">
            <text:p>0.5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543" calcext:value-type="float">
            <text:p>0.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5348" calcext:value-type="float">
            <text:p>0.5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5352" calcext:value-type="float">
            <text:p>0.5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5354" calcext:value-type="float">
            <text:p>0.5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0.5336" calcext:value-type="float">
            <text:p>0.5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0.541" calcext:value-type="float">
            <text:p>0.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0.5419" calcext:value-type="float">
            <text:p>0.54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0.5322" calcext:value-type="float">
            <text:p>0.5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0.5404" calcext:value-type="float">
            <text:p>0.5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26" calcext:value-type="float">
            <text:p>0.5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42" calcext:value-type="float">
            <text:p>0.5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48" calcext:value-type="float">
            <text:p>0.5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38" calcext:value-type="float">
            <text:p>0.5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44" calcext:value-type="float">
            <text:p>0.5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0.5371" calcext:value-type="float">
            <text:p>0.5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0.5456" calcext:value-type="float">
            <text:p>0.5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0.5502" calcext:value-type="float">
            <text:p>0.5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0.5656" calcext:value-type="float">
            <text:p>0.5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0.5324" calcext:value-type="float">
            <text:p>0.5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418" calcext:value-type="float">
            <text:p>0.5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469" calcext:value-type="float">
            <text:p>0.5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784" calcext:value-type="float">
            <text:p>0.5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33" calcext:value-type="float">
            <text:p>0.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0.5407" calcext:value-type="float">
            <text:p>0.5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0.5337" calcext:value-type="float">
            <text:p>0.5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0.5333" calcext:value-type="float">
            <text:p>0.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0.5321" calcext:value-type="float">
            <text:p>0.5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0.536" calcext:value-type="float">
            <text:p>0.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0.5335" calcext:value-type="float">
            <text:p>0.5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0.5361" calcext:value-type="float">
            <text:p>0.5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0.5552" calcext:value-type="float">
            <text:p>0.5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0.5321" calcext:value-type="float">
            <text:p>0.5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19" calcext:value-type="float">
            <text:p>0.53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46" calcext:value-type="float">
            <text:p>0.5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429" calcext:value-type="float">
            <text:p>0.5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402" calcext:value-type="float">
            <text:p>0.5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0.5507" calcext:value-type="float">
            <text:p>0.5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0.5312" calcext:value-type="float">
            <text:p>0.5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0.5333" calcext:value-type="float">
            <text:p>0.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0.5328" calcext:value-type="float">
            <text:p>0.5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0.5331" calcext:value-type="float">
            <text:p>0.5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13" calcext:value-type="float">
            <text:p>0.5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11" calcext:value-type="float">
            <text:p>0.5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11" calcext:value-type="float">
            <text:p>0.5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311" calcext:value-type="float">
            <text:p>0.5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311" calcext:value-type="float">
            <text:p>0.5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0.5365" calcext:value-type="float">
            <text:p>0.5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0.5335" calcext:value-type="float">
            <text:p>0.5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0.5341" calcext:value-type="float">
            <text:p>0.5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0.5396" calcext:value-type="float">
            <text:p>0.5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0.5353" calcext:value-type="float">
            <text:p>0.5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445" calcext:value-type="float">
            <text:p>0.5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87" calcext:value-type="float">
            <text:p>0.5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5311" calcext:value-type="float">
            <text:p>0.5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3.2441" calcext:value-type="float">
            <text:p>3.2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3.2115" calcext:value-type="float">
            <text:p>3.2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3.426" calcext:value-type="float">
            <text:p>3.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3.2663" calcext:value-type="float">
            <text:p>3.26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3.2447" calcext:value-type="float">
            <text:p>3.2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658" calcext:value-type="float">
            <text:p>3.26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409" calcext:value-type="float">
            <text:p>3.2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4037" calcext:value-type="float">
            <text:p>3.4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143" calcext:value-type="float">
            <text:p>3.2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3271" calcext:value-type="float">
            <text:p>3.3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8373" calcext:value-type="float">
            <text:p>0.8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8309" calcext:value-type="float">
            <text:p>0.8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8425" calcext:value-type="float">
            <text:p>0.8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8428" calcext:value-type="float">
            <text:p>0.8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master</text:p>
          </table:table-cell>
          <table:table-cell office:value-type="float" office:value="0.8306" calcext:value-type="float">
            <text:p>0.8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3.2354" calcext:value-type="float">
            <text:p>3.2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3.4479" calcext:value-type="float">
            <text:p>3.4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3.3749" calcext:value-type="float">
            <text:p>3.37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3.4187" calcext:value-type="float">
            <text:p>3.41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spread</text:p>
          </table:table-cell>
          <table:table-cell office:value-type="float" office:value="3.5599" calcext:value-type="float">
            <text:p>3.5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605" calcext:value-type="float">
            <text:p>3.36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93" calcext:value-type="float">
            <text:p>3.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4501" calcext:value-type="float">
            <text:p>3.4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539" calcext:value-type="float">
            <text:p>3.2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544" calcext:value-type="float">
            <text:p>3.35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3.2482" calcext:value-type="float">
            <text:p>3.2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3.2596" calcext:value-type="float">
            <text:p>3.25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3.3608" calcext:value-type="float">
            <text:p>3.36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3.3804" calcext:value-type="float">
            <text:p>3.3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3.433" calcext:value-type="float">
            <text:p>3.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3586" calcext:value-type="float">
            <text:p>3.35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4454" calcext:value-type="float">
            <text:p>3.4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631" calcext:value-type="float">
            <text:p>3.2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669" calcext:value-type="float">
            <text:p>3.2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3765" calcext:value-type="float">
            <text:p>3.3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3.2581" calcext:value-type="float">
            <text:p>3.2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3.2437" calcext:value-type="float">
            <text:p>3.2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3.3155" calcext:value-type="float">
            <text:p>3.3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3.2094" calcext:value-type="float">
            <text:p>3.20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master</text:p>
          </table:table-cell>
          <table:table-cell office:value-type="float" office:value="3.4373" calcext:value-type="float">
            <text:p>3.4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3.4171" calcext:value-type="float">
            <text:p>3.4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3.4014" calcext:value-type="float">
            <text:p>3.4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3.3633" calcext:value-type="float">
            <text:p>3.3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3.2894" calcext:value-type="float">
            <text:p>3.2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spread</text:p>
          </table:table-cell>
          <table:table-cell office:value-type="float" office:value="3.3338" calcext:value-type="float">
            <text:p>3.3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426" calcext:value-type="float">
            <text:p>3.3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221" calcext:value-type="float">
            <text:p>3.3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22" calcext:value-type="float">
            <text:p>3.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646" calcext:value-type="float">
            <text:p>3.2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cket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953" calcext:value-type="float">
            <text:p>3.29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3.3234" calcext:value-type="float">
            <text:p>3.32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3.4095" calcext:value-type="float">
            <text:p>3.40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3.0322" calcext:value-type="float">
            <text:p>3.0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3.3894" calcext:value-type="float">
            <text:p>3.38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2.4264" calcext:value-type="float">
            <text:p>2.42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167" calcext:value-type="float">
            <text:p>3.2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402" calcext:value-type="float">
            <text:p>3.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433" calcext:value-type="float">
            <text:p>3.2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647" calcext:value-type="float">
            <text:p>3.2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2106" calcext:value-type="float">
            <text:p>3.2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827" calcext:value-type="float">
            <text:p>0.5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827" calcext:value-type="float">
            <text:p>0.5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866" calcext:value-type="float">
            <text:p>0.58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ster</text:p>
          </table:table-cell>
          <table:table-cell office:value-type="float" office:value="0.5719" calcext:value-type="float">
            <text:p>0.57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3.2167" calcext:value-type="float">
            <text:p>3.2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3.1723" calcext:value-type="float">
            <text:p>3.17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3.1635" calcext:value-type="float">
            <text:p>3.1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3.1789" calcext:value-type="float">
            <text:p>3.1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read</text:p>
          </table:table-cell>
          <table:table-cell office:value-type="float" office:value="3.1786" calcext:value-type="float">
            <text:p>3.1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8871" calcext:value-type="float">
            <text:p>2.88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0917" calcext:value-type="float">
            <text:p>3.09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2787" calcext:value-type="float">
            <text:p>3.2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453" calcext:value-type="float">
            <text:p>2.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754" calcext:value-type="float">
            <text:p>3.3754</text:p>
          </table:table-cell>
          <table:table-cell table:number-columns-repeated="2"/>
        </table:table-row>
      </table:table>
      <table:table table:name="Pivot Table_local_data_1" table:style-name="ta1">
        <table:shapes>
          <draw:frame draw:z-index="0" draw:style-name="gr1" draw:text-style-name="P1" svg:width="6.2988in" svg:height="3.5429in" svg:x="4.4839in" svg:y="0.0394in">
            <draw:object draw:notify-on-update-of-ranges="'Pivot Table_local_data_1'.A1:'Pivot Table_local_data_1'.B1 'Pivot Table_local_data_1'.A2:'Pivot Table_local_data_1'.B16 'Pivot Table_local_data_1'.E1:'Pivot Table_local_data_1'.E1 'Pivot Table_local_data_1'.E2:'Pivot Table_local_data_1'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4"/>
        <table:table-column table:style-name="co7" table:number-columns-repeated="2" table:default-cell-style-name="ce8"/>
        <table:table-column table:style-name="co7" table:default-cell-style-name="ce12"/>
        <table:table-column table:style-name="co7" table:default-cell-style-name="Default"/>
        <table:table-row table:style-name="ro1">
          <table:table-cell table:style-name="ce2" office:value-type="string" calcext:value-type="string">
            <text:p>place</text:p>
          </table:table-cell>
          <table:table-cell table:style-name="ce7" office:value-type="string" calcext:value-type="string">
            <text:p>proc_bind</text:p>
          </table:table-cell>
          <table:table-cell table:style-name="ce7" office:value-type="string" calcext:value-type="string">
            <text:p>threads</text:p>
          </table:table-cell>
          <table:table-cell table:style-name="ce11" office:value-type="string" calcext:value-type="string">
            <text:p>Sum - time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style-name="ce3" office:value-type="string" calcext:value-type="string">
            <text:p>cores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16.3926" calcext:value-type="float">
            <text:p>16.3926</text:p>
          </table:table-cell>
          <table:table-cell table:formula="of:=[.D2]/5" office:value-type="float" office:value="3.27852" calcext:value-type="float">
            <text:p>3.27852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.4518" calcext:value-type="float">
            <text:p>16.4518</text:p>
          </table:table-cell>
          <table:table-cell table:formula="of:=[.D3]/5" office:value-type="float" office:value="3.29036" calcext:value-type="float">
            <text:p>3.29036</text:p>
          </table:table-cell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office:value-type="float" office:value="4" calcext:value-type="float">
            <text:p>4</text:p>
          </table:table-cell>
          <table:table-cell office:value-type="float" office:value="4.1841" calcext:value-type="float">
            <text:p>4.1841</text:p>
          </table:table-cell>
          <table:table-cell table:formula="of:=[.D4]/5" office:value-type="float" office:value="0.83682" calcext:value-type="float">
            <text:p>0.83682</text:p>
          </table:table-cell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4" calcext:value-type="float">
            <text:p>4</text:p>
          </table:table-cell>
          <table:table-cell office:value-type="float" office:value="17.0368" calcext:value-type="float">
            <text:p>17.0368</text:p>
          </table:table-cell>
          <table:table-cell table:formula="of:=[.D5]/5" office:value-type="float" office:value="3.40736" calcext:value-type="float">
            <text:p>3.40736</text:p>
          </table:table-cell>
        </table:table-row>
        <table:table-row table:style-name="ro1">
          <table:table-cell table:style-name="ce5"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6.7119" calcext:value-type="float">
            <text:p>16.7119</text:p>
          </table:table-cell>
          <table:table-cell table:formula="of:=[.D6]/5" office:value-type="float" office:value="3.34238" calcext:value-type="float">
            <text:p>3.34238</text:p>
          </table:table-cell>
        </table:table-row>
        <table:table-row table:style-name="ro1">
          <table:table-cell table:style-name="ce3" office:value-type="string" calcext:value-type="string">
            <text:p>sockets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16.682" calcext:value-type="float">
            <text:p>16.682</text:p>
          </table:table-cell>
          <table:table-cell table:formula="of:=[.D7]/5" office:value-type="float" office:value="3.3364" calcext:value-type="float">
            <text:p>3.3364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.7105" calcext:value-type="float">
            <text:p>16.7105</text:p>
          </table:table-cell>
          <table:table-cell table:formula="of:=[.D8]/5" office:value-type="float" office:value="3.3421" calcext:value-type="float">
            <text:p>3.3421</text:p>
          </table:table-cell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office:value-type="float" office:value="4" calcext:value-type="float">
            <text:p>4</text:p>
          </table:table-cell>
          <table:table-cell office:value-type="float" office:value="16.464" calcext:value-type="float">
            <text:p>16.464</text:p>
          </table:table-cell>
          <table:table-cell table:formula="of:=[.D9]/5" office:value-type="float" office:value="3.2928" calcext:value-type="float">
            <text:p>3.2928</text:p>
          </table:table-cell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4" calcext:value-type="float">
            <text:p>4</text:p>
          </table:table-cell>
          <table:table-cell office:value-type="float" office:value="16.805" calcext:value-type="float">
            <text:p>16.805</text:p>
          </table:table-cell>
          <table:table-cell table:formula="of:=[.D10]/5" office:value-type="float" office:value="3.361" calcext:value-type="float">
            <text:p>3.361</text:p>
          </table:table-cell>
        </table:table-row>
        <table:table-row table:style-name="ro1">
          <table:table-cell table:style-name="ce5"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6.4466" calcext:value-type="float">
            <text:p>16.4466</text:p>
          </table:table-cell>
          <table:table-cell table:formula="of:=[.D11]/5" office:value-type="float" office:value="3.28932" calcext:value-type="float">
            <text:p>3.28932</text:p>
          </table:table-cell>
        </table:table-row>
        <table:table-row table:style-name="ro1">
          <table:table-cell table:style-name="ce3" office:value-type="string" calcext:value-type="string">
            <text:p>threads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15.5809" calcext:value-type="float">
            <text:p>15.5809</text:p>
          </table:table-cell>
          <table:table-cell table:formula="of:=[.D12]/5" office:value-type="float" office:value="3.11618" calcext:value-type="float">
            <text:p>3.11618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.3373" calcext:value-type="float">
            <text:p>16.3373</text:p>
          </table:table-cell>
          <table:table-cell table:formula="of:=[.D13]/5" office:value-type="float" office:value="3.26746" calcext:value-type="float">
            <text:p>3.26746</text:p>
          </table:table-cell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office:value-type="float" office:value="4" calcext:value-type="float">
            <text:p>4</text:p>
          </table:table-cell>
          <table:table-cell office:value-type="float" office:value="2.9069" calcext:value-type="float">
            <text:p>2.9069</text:p>
          </table:table-cell>
          <table:table-cell table:formula="of:=[.D14]/5" office:value-type="float" office:value="0.58138" calcext:value-type="float">
            <text:p>0.58138</text:p>
          </table:table-cell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4" calcext:value-type="float">
            <text:p>4</text:p>
          </table:table-cell>
          <table:table-cell office:value-type="float" office:value="15.91" calcext:value-type="float">
            <text:p>15.91</text:p>
          </table:table-cell>
          <table:table-cell table:formula="of:=[.D15]/5" office:value-type="float" office:value="3.182" calcext:value-type="float">
            <text:p>3.182</text:p>
          </table:table-cell>
        </table:table-row>
        <table:table-row table:style-name="ro1">
          <table:table-cell table:style-name="ce5"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.0859" calcext:value-type="float">
            <text:p>15.0859</text:p>
          </table:table-cell>
          <table:table-cell table:formula="of:=[.D16]/5" office:value-type="float" office:value="3.01718" calcext:value-type="float">
            <text:p>3.0171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9"/>
          <table:table-cell table:style-name="ce10"/>
          <table:table-cell table:style-name="ce13" office:value-type="float" office:value="219.7063" calcext:value-type="float">
            <text:p>219.7063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local_data_1'.A1:'Pivot Table_local_data_1'.D17" table:buttons="'Pivot Table_local_data_1'.A1 'Pivot Table_local_data_1'.B1 'Pivot Table_local_data_1'.C1" table:show-filter-button="false" table:drill-down-on-double-click="false">
          <table:source-cell-range table:cell-range-address="local_data.B1:local_data.E151"/>
          <table:data-pilot-field table:source-field-name="place" table:orientation="row" table:used-hierarchy="0" table:function="auto">
            <table:data-pilot-level table:show-empty="false" calcext:repeat-item-labels="false">
              <table:data-pilot-members>
                <table:data-pilot-member table:name="cores" table:display="true" table:show-details="true"/>
                <table:data-pilot-member table:name="sockets" table:display="true" table:show-details="true"/>
                <table:data-pilot-member table:name="thread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c_bind" table:orientation="row" table:used-hierarchy="0" table:function="auto">
            <table:data-pilot-level table:show-empty="false" calcext:repeat-item-labels="false">
              <table:data-pilot-members>
                <table:data-pilot-member table:name="close" table:display="true" table:show-details="true"/>
                <table:data-pilot-member table:name="false" table:display="true" table:show-details="true"/>
                <table:data-pilot-member table:name="master" table:display="true" table:show-details="true"/>
                <table:data-pilot-member table:name="spread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members>
                <table:data-pilot-member table:name="0.531" table:display="true" table:show-details="true"/>
                <table:data-pilot-member table:name="0.5311" table:display="true" table:show-details="true"/>
                <table:data-pilot-member table:name="0.5312" table:display="true" table:show-details="true"/>
                <table:data-pilot-member table:name="0.5313" table:display="true" table:show-details="true"/>
                <table:data-pilot-member table:name="0.5319" table:display="true" table:show-details="true"/>
                <table:data-pilot-member table:name="0.5321" table:display="true" table:show-details="true"/>
                <table:data-pilot-member table:name="0.5322" table:display="true" table:show-details="true"/>
                <table:data-pilot-member table:name="0.5324" table:display="true" table:show-details="true"/>
                <table:data-pilot-member table:name="0.5325" table:display="true" table:show-details="true"/>
                <table:data-pilot-member table:name="0.5326" table:display="true" table:show-details="true"/>
                <table:data-pilot-member table:name="0.5327" table:display="true" table:show-details="true"/>
                <table:data-pilot-member table:name="0.5328" table:display="true" table:show-details="true"/>
                <table:data-pilot-member table:name="0.533" table:display="true" table:show-details="true"/>
                <table:data-pilot-member table:name="0.5331" table:display="true" table:show-details="true"/>
                <table:data-pilot-member table:name="0.5332" table:display="true" table:show-details="true"/>
                <table:data-pilot-member table:name="0.5333" table:display="true" table:show-details="true"/>
                <table:data-pilot-member table:name="0.5335" table:display="true" table:show-details="true"/>
                <table:data-pilot-member table:name="0.5336" table:display="true" table:show-details="true"/>
                <table:data-pilot-member table:name="0.5337" table:display="true" table:show-details="true"/>
                <table:data-pilot-member table:name="0.5338" table:display="true" table:show-details="true"/>
                <table:data-pilot-member table:name="0.534" table:display="true" table:show-details="true"/>
                <table:data-pilot-member table:name="0.5341" table:display="true" table:show-details="true"/>
                <table:data-pilot-member table:name="0.5342" table:display="true" table:show-details="true"/>
                <table:data-pilot-member table:name="0.5343" table:display="true" table:show-details="true"/>
                <table:data-pilot-member table:name="0.5344" table:display="true" table:show-details="true"/>
                <table:data-pilot-member table:name="0.5346" table:display="true" table:show-details="true"/>
                <table:data-pilot-member table:name="0.5348" table:display="true" table:show-details="true"/>
                <table:data-pilot-member table:name="0.5352" table:display="true" table:show-details="true"/>
                <table:data-pilot-member table:name="0.5353" table:display="true" table:show-details="true"/>
                <table:data-pilot-member table:name="0.5354" table:display="true" table:show-details="true"/>
                <table:data-pilot-member table:name="0.536" table:display="true" table:show-details="true"/>
                <table:data-pilot-member table:name="0.5361" table:display="true" table:show-details="true"/>
                <table:data-pilot-member table:name="0.5365" table:display="true" table:show-details="true"/>
                <table:data-pilot-member table:name="0.5368" table:display="true" table:show-details="true"/>
                <table:data-pilot-member table:name="0.5371" table:display="true" table:show-details="true"/>
                <table:data-pilot-member table:name="0.5387" table:display="true" table:show-details="true"/>
                <table:data-pilot-member table:name="0.5396" table:display="true" table:show-details="true"/>
                <table:data-pilot-member table:name="0.5402" table:display="true" table:show-details="true"/>
                <table:data-pilot-member table:name="0.5404" table:display="true" table:show-details="true"/>
                <table:data-pilot-member table:name="0.5407" table:display="true" table:show-details="true"/>
                <table:data-pilot-member table:name="0.541" table:display="true" table:show-details="true"/>
                <table:data-pilot-member table:name="0.5418" table:display="true" table:show-details="true"/>
                <table:data-pilot-member table:name="0.5419" table:display="true" table:show-details="true"/>
                <table:data-pilot-member table:name="0.5429" table:display="true" table:show-details="true"/>
                <table:data-pilot-member table:name="0.543" table:display="true" table:show-details="true"/>
                <table:data-pilot-member table:name="0.5445" table:display="true" table:show-details="true"/>
                <table:data-pilot-member table:name="0.5456" table:display="true" table:show-details="true"/>
                <table:data-pilot-member table:name="0.5469" table:display="true" table:show-details="true"/>
                <table:data-pilot-member table:name="0.5502" table:display="true" table:show-details="true"/>
                <table:data-pilot-member table:name="0.5507" table:display="true" table:show-details="true"/>
                <table:data-pilot-member table:name="0.5552" table:display="true" table:show-details="true"/>
                <table:data-pilot-member table:name="0.5656" table:display="true" table:show-details="true"/>
                <table:data-pilot-member table:name="0.5719" table:display="true" table:show-details="true"/>
                <table:data-pilot-member table:name="0.5784" table:display="true" table:show-details="true"/>
                <table:data-pilot-member table:name="0.5827" table:display="true" table:show-details="true"/>
                <table:data-pilot-member table:name="0.583" table:display="true" table:show-details="true"/>
                <table:data-pilot-member table:name="0.5866" table:display="true" table:show-details="true"/>
                <table:data-pilot-member table:name="0.8306" table:display="true" table:show-details="true"/>
                <table:data-pilot-member table:name="0.8309" table:display="true" table:show-details="true"/>
                <table:data-pilot-member table:name="0.8373" table:display="true" table:show-details="true"/>
                <table:data-pilot-member table:name="0.8425" table:display="true" table:show-details="true"/>
                <table:data-pilot-member table:name="0.8428" table:display="true" table:show-details="true"/>
                <table:data-pilot-member table:name="2.4264" table:display="true" table:show-details="true"/>
                <table:data-pilot-member table:name="2.453" table:display="true" table:show-details="true"/>
                <table:data-pilot-member table:name="2.8871" table:display="true" table:show-details="true"/>
                <table:data-pilot-member table:name="3.0322" table:display="true" table:show-details="true"/>
                <table:data-pilot-member table:name="3.0917" table:display="true" table:show-details="true"/>
                <table:data-pilot-member table:name="3.1635" table:display="true" table:show-details="true"/>
                <table:data-pilot-member table:name="3.1723" table:display="true" table:show-details="true"/>
                <table:data-pilot-member table:name="3.1786" table:display="true" table:show-details="true"/>
                <table:data-pilot-member table:name="3.1789" table:display="true" table:show-details="true"/>
                <table:data-pilot-member table:name="3.2094" table:display="true" table:show-details="true"/>
                <table:data-pilot-member table:name="3.2106" table:display="true" table:show-details="true"/>
                <table:data-pilot-member table:name="3.2115" table:display="true" table:show-details="true"/>
                <table:data-pilot-member table:name="3.2143" table:display="true" table:show-details="true"/>
                <table:data-pilot-member table:name="3.2167" table:display="true" table:show-details="true"/>
                <table:data-pilot-member table:name="3.222" table:display="true" table:show-details="true"/>
                <table:data-pilot-member table:name="3.2354" table:display="true" table:show-details="true"/>
                <table:data-pilot-member table:name="3.2409" table:display="true" table:show-details="true"/>
                <table:data-pilot-member table:name="3.2433" table:display="true" table:show-details="true"/>
                <table:data-pilot-member table:name="3.2437" table:display="true" table:show-details="true"/>
                <table:data-pilot-member table:name="3.2441" table:display="true" table:show-details="true"/>
                <table:data-pilot-member table:name="3.2447" table:display="true" table:show-details="true"/>
                <table:data-pilot-member table:name="3.2482" table:display="true" table:show-details="true"/>
                <table:data-pilot-member table:name="3.2539" table:display="true" table:show-details="true"/>
                <table:data-pilot-member table:name="3.2581" table:display="true" table:show-details="true"/>
                <table:data-pilot-member table:name="3.2596" table:display="true" table:show-details="true"/>
                <table:data-pilot-member table:name="3.2631" table:display="true" table:show-details="true"/>
                <table:data-pilot-member table:name="3.2646" table:display="true" table:show-details="true"/>
                <table:data-pilot-member table:name="3.2647" table:display="true" table:show-details="true"/>
                <table:data-pilot-member table:name="3.2658" table:display="true" table:show-details="true"/>
                <table:data-pilot-member table:name="3.2663" table:display="true" table:show-details="true"/>
                <table:data-pilot-member table:name="3.2669" table:display="true" table:show-details="true"/>
                <table:data-pilot-member table:name="3.2787" table:display="true" table:show-details="true"/>
                <table:data-pilot-member table:name="3.2894" table:display="true" table:show-details="true"/>
                <table:data-pilot-member table:name="3.293" table:display="true" table:show-details="true"/>
                <table:data-pilot-member table:name="3.2953" table:display="true" table:show-details="true"/>
                <table:data-pilot-member table:name="3.3155" table:display="true" table:show-details="true"/>
                <table:data-pilot-member table:name="3.3221" table:display="true" table:show-details="true"/>
                <table:data-pilot-member table:name="3.3234" table:display="true" table:show-details="true"/>
                <table:data-pilot-member table:name="3.3271" table:display="true" table:show-details="true"/>
                <table:data-pilot-member table:name="3.3338" table:display="true" table:show-details="true"/>
                <table:data-pilot-member table:name="3.3426" table:display="true" table:show-details="true"/>
                <table:data-pilot-member table:name="3.3544" table:display="true" table:show-details="true"/>
                <table:data-pilot-member table:name="3.3586" table:display="true" table:show-details="true"/>
                <table:data-pilot-member table:name="3.3605" table:display="true" table:show-details="true"/>
                <table:data-pilot-member table:name="3.3608" table:display="true" table:show-details="true"/>
                <table:data-pilot-member table:name="3.3633" table:display="true" table:show-details="true"/>
                <table:data-pilot-member table:name="3.3749" table:display="true" table:show-details="true"/>
                <table:data-pilot-member table:name="3.3754" table:display="true" table:show-details="true"/>
                <table:data-pilot-member table:name="3.3765" table:display="true" table:show-details="true"/>
                <table:data-pilot-member table:name="3.3804" table:display="true" table:show-details="true"/>
                <table:data-pilot-member table:name="3.3894" table:display="true" table:show-details="true"/>
                <table:data-pilot-member table:name="3.4014" table:display="true" table:show-details="true"/>
                <table:data-pilot-member table:name="3.402" table:display="true" table:show-details="true"/>
                <table:data-pilot-member table:name="3.4037" table:display="true" table:show-details="true"/>
                <table:data-pilot-member table:name="3.4095" table:display="true" table:show-details="true"/>
                <table:data-pilot-member table:name="3.4171" table:display="true" table:show-details="true"/>
                <table:data-pilot-member table:name="3.4187" table:display="true" table:show-details="true"/>
                <table:data-pilot-member table:name="3.426" table:display="true" table:show-details="true"/>
                <table:data-pilot-member table:name="3.433" table:display="true" table:show-details="true"/>
                <table:data-pilot-member table:name="3.4373" table:display="true" table:show-details="true"/>
                <table:data-pilot-member table:name="3.4454" table:display="true" table:show-details="true"/>
                <table:data-pilot-member table:name="3.4479" table:display="true" table:show-details="true"/>
                <table:data-pilot-member table:name="3.4501" table:display="true" table:show-details="true"/>
                <table:data-pilot-member table:name="3.55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15:35:30.604581365</dc:date>
    <meta:editing-duration>PT1M51S</meta:editing-duration>
    <meta:editing-cycles>1</meta:editing-cycles>
    <meta:generator>LibreOffice/6.4.6.2$Linux_X86_64 LibreOffice_project/40$Build-2</meta:generator>
    <meta:document-statistic meta:table-count="2" meta:cell-count="6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54cm" svg:y="0.316cm" chart:style-name="ch2">
          <text:p>Speed on different Placement and Affinity Policy</text:p>
        </chart:title>
        <chart:plot-area chart:style-name="ch3" table:cell-range-address="'Pivot Table_local_data_1'.A1:'Pivot Table_local_data_1'.B16 'Pivot Table_local_data_1'.E1:'Pivot Table_local_data_1'.E16" chart:data-source-has-labels="both" svg:x="0.32cm" svg:y="1.275cm" svg:width="15.36cm" svg:height="7.545cm">
          <chartooo:coordinate-region svg:x="1.047cm" svg:y="1.275cm" svg:width="14.633cm" svg:height="5.639cm"/>
          <chart:axis chart:dimension="x" chart:name="primary-x" chart:style-name="ch4" chartooo:axis-type="auto">
            <chartooo:date-scale/>
            <chart:categories table:cell-range-address="'Pivot Table_local_data_1'.A2:'Pivot Table_local_data_1'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local_data_1'.E2:'Pivot Table_local_data_1'.E16" chart:label-cell-address="'Pivot Table_local_data_1'.E1:'Pivot Table_local_data_1'.E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</text:p>
                <draw:g>
                  <svg:desc>'Pivot Table_local_data_1'.E1:'Pivot Table_local_data_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s close</text:p>
                <text:list>
                  <text:list-item>
                    <text:p>cores</text:p>
                  </text:list-item>
                  <text:list-item>
                    <text:p>close</text:p>
                  </text:list-item>
                </text:list>
                <draw:g>
                  <svg:desc>'Pivot Table_local_data_1'.A2:'Pivot Table_local_data_1'.B16</svg:desc>
                </draw:g>
              </table:table-cell>
              <table:table-cell office:value-type="float" office:value="3.27852">
                <text:p>3.27852</text:p>
                <draw:g>
                  <svg:desc>'Pivot Table_local_data_1'.E2:'Pivot Table_local_data_1'.E16</svg:desc>
                </draw:g>
              </table:table-cell>
            </table:table-row>
            <table:table-row>
              <table:table-cell office:value-type="string">
                <text:p>cores false</text:p>
                <text:list>
                  <text:list-item>
                    <text:p/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3.29036">
                <text:p>3.29036</text:p>
              </table:table-cell>
            </table:table-row>
            <table:table-row>
              <table:table-cell office:value-type="string">
                <text:p>cores master</text:p>
                <text:list>
                  <text:list-item>
                    <text:p/>
                  </text:list-item>
                  <text:list-item>
                    <text:p>master</text:p>
                  </text:list-item>
                </text:list>
              </table:table-cell>
              <table:table-cell office:value-type="float" office:value="0.83682">
                <text:p>0.83682</text:p>
              </table:table-cell>
            </table:table-row>
            <table:table-row>
              <table:table-cell office:value-type="string">
                <text:p>cores spread</text:p>
                <text:list>
                  <text:list-item>
                    <text:p/>
                  </text:list-item>
                  <text:list-item>
                    <text:p>spread</text:p>
                  </text:list-item>
                </text:list>
              </table:table-cell>
              <table:table-cell office:value-type="float" office:value="3.40736">
                <text:p>3.40736</text:p>
              </table:table-cell>
            </table:table-row>
            <table:table-row>
              <table:table-cell office:value-type="string">
                <text:p>cores true</text:p>
                <text:list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3.34238">
                <text:p>3.34238</text:p>
              </table:table-cell>
            </table:table-row>
            <table:table-row>
              <table:table-cell office:value-type="string">
                <text:p>sockets close</text:p>
                <text:list>
                  <text:list-item>
                    <text:p>sockets</text:p>
                  </text:list-item>
                  <text:list-item>
                    <text:p>close</text:p>
                  </text:list-item>
                </text:list>
              </table:table-cell>
              <table:table-cell office:value-type="float" office:value="3.3364">
                <text:p>3.3364</text:p>
              </table:table-cell>
            </table:table-row>
            <table:table-row>
              <table:table-cell office:value-type="string">
                <text:p>sockets false</text:p>
                <text:list>
                  <text:list-item>
                    <text:p/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3.3421">
                <text:p>3.3421</text:p>
              </table:table-cell>
            </table:table-row>
            <table:table-row>
              <table:table-cell office:value-type="string">
                <text:p>sockets master</text:p>
                <text:list>
                  <text:list-item>
                    <text:p/>
                  </text:list-item>
                  <text:list-item>
                    <text:p>master</text:p>
                  </text:list-item>
                </text:list>
              </table:table-cell>
              <table:table-cell office:value-type="float" office:value="3.2928">
                <text:p>3.2928</text:p>
              </table:table-cell>
            </table:table-row>
            <table:table-row>
              <table:table-cell office:value-type="string">
                <text:p>sockets spread</text:p>
                <text:list>
                  <text:list-item>
                    <text:p/>
                  </text:list-item>
                  <text:list-item>
                    <text:p>spread</text:p>
                  </text:list-item>
                </text:list>
              </table:table-cell>
              <table:table-cell office:value-type="float" office:value="3.361">
                <text:p>3.361</text:p>
              </table:table-cell>
            </table:table-row>
            <table:table-row>
              <table:table-cell office:value-type="string">
                <text:p>sockets true</text:p>
                <text:list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3.28932">
                <text:p>3.28932</text:p>
              </table:table-cell>
            </table:table-row>
            <table:table-row>
              <table:table-cell office:value-type="string">
                <text:p>threads close</text:p>
                <text:list>
                  <text:list-item>
                    <text:p>threads</text:p>
                  </text:list-item>
                  <text:list-item>
                    <text:p>close</text:p>
                  </text:list-item>
                </text:list>
              </table:table-cell>
              <table:table-cell office:value-type="float" office:value="3.11618">
                <text:p>3.11618</text:p>
              </table:table-cell>
            </table:table-row>
            <table:table-row>
              <table:table-cell office:value-type="string">
                <text:p>threads false</text:p>
                <text:list>
                  <text:list-item>
                    <text:p/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3.26746">
                <text:p>3.26746</text:p>
              </table:table-cell>
            </table:table-row>
            <table:table-row>
              <table:table-cell office:value-type="string">
                <text:p>threads master</text:p>
                <text:list>
                  <text:list-item>
                    <text:p/>
                  </text:list-item>
                  <text:list-item>
                    <text:p>master</text:p>
                  </text:list-item>
                </text:list>
              </table:table-cell>
              <table:table-cell office:value-type="float" office:value="0.58138">
                <text:p>0.58138</text:p>
              </table:table-cell>
            </table:table-row>
            <table:table-row>
              <table:table-cell office:value-type="string">
                <text:p>threads spread</text:p>
                <text:list>
                  <text:list-item>
                    <text:p/>
                  </text:list-item>
                  <text:list-item>
                    <text:p>spread</text:p>
                  </text:list-item>
                </text:list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string">
                <text:p>threads true</text:p>
                <text:list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3.01718">
                <text:p>3.01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